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bottom="0in" fo:line-height="100%"/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text-align="justify" fo:margin-bottom="0in" fo:line-height="100%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12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3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4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5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6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7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20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1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2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3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4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5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6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7" style:parent-style-name="Normal" style:list-style-name="LFO1" style:family="paragraph">
      <style:paragraph-properties fo:text-align="justify"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30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1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2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3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4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5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6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7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8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39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0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1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2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3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4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5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6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47" style:parent-style-name="NormalWeb" style:family="paragraph">
      <style:paragraph-properties fo:text-align="justify" style:vertical-align="baseline" fo:margin-top="0in" fo:margin-bottom="0in" fo:margin-left="0.5in">
        <style:tab-stops/>
      </style:paragraph-properties>
      <style:text-properties fo:color="#000000"/>
    </style:style>
    <style:style style:name="P48" style:parent-style-name="NormalWeb" style:family="paragraph">
      <style:paragraph-properties fo:text-align="justify" style:vertical-align="baseline" fo:margin-top="0in" fo:margin-bottom="0in" fo:margin-left="0.5in">
        <style:tab-stops/>
      </style:paragraph-properties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9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0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1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2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3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4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5" style:parent-style-name="NormalWeb" style:family="paragraph">
      <style:paragraph-properties fo:text-align="justify" style:vertical-align="baseline" fo:margin-top="0in" fo:margin-bottom="0in" fo:margin-left="0.5in">
        <style:tab-stops/>
      </style:paragraph-properties>
      <style:text-properties fo:color="#000000"/>
    </style:style>
    <style:style style:name="P56" style:parent-style-name="NormalWeb" style:family="paragraph">
      <style:paragraph-properties fo:text-align="justify" style:vertical-align="baseline" fo:margin-top="0in" fo:margin-bottom="0in" fo:margin-left="0.5in">
        <style:tab-stops/>
      </style:paragraph-properties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7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8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59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60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61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62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63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  <style:style style:name="P64" style:parent-style-name="NormalWeb" style:list-style-name="LFO1" style:family="paragraph">
      <style:paragraph-properties fo:text-align="justify" style:vertical-align="baseline" fo:margin-top="0in" fo:margin-bottom="0in"/>
      <style:text-properties fo:color="#000000"/>
    </style:style>
  </office:automatic-styles>
  <office:body>
    <office:text text:use-soft-page-breaks="true">
      <text:p text:style-name="P1"><text:span text:style-name="T2">EJERCICIOS DE CONSULTAS<text:s/></text:span><text:span text:style-name="T3">BBDD JARDINERÍA</text:span><text:span text:style-name="T4"> </text:span></text:p>
      <text:p text:style-name="P5"/>
      <text:p text:style-name="P6"><text:span text:style-name="T7">Sobre la base da datos de jardinería:</text:span></text:p>
      <text:p text:style-name="P8"><text:span text:style-name="T9"><text:line-break/></text:span><text:span text:style-name="T10"><text:tab/></text:span><text:span text:style-name="T11">Multitabla</text:span></text:p>
      <text:list text:style-name="LFO1" text:continue-numbering="true">
        <text:list-item>
          <text:p text:style-name="P12">Sacar un listado con el nombre de cada cliente y el nombre y apellido de su representante de ventas.</text:p>
        </text:list-item>
        <text:list-item>
          <text:p text:style-name="P13">Sacar un listado con el nombre de cada cliente y el nombre de su representante y la oficina a la que pertenece dicho representante</text:p>
        </text:list-item>
        <text:list-item>
          <text:p text:style-name="P14">Listar las ventas totales de los productos que hayan facturado más de 3000 euros. Se mostrará el nombre, unidades vendidas y total facturado</text:p>
        </text:list-item>
        <text:list-item>
          <text:p text:style-name="P15">Listar la dirección de las oficinas que tengan clientes en Fuenlabrada.</text:p>
        </text:list-item>
        <text:list-item>
          <text:p text:style-name="P16">Obtener un listado con los nombres de los empleados más los nombres de sus jefes</text:p>
        </text:list-item>
        <text:list-item>
          <text:p text:style-name="P17">Obtener el nombre de los clientes a los que no se les ha entregados a tiempo un pedido</text:p>
        </text:list-item>
      </text:list>
      <text:p text:style-name="P18"/>
      <text:p text:style-name="P19">Funciones agrupadas</text:p>
      <text:list text:style-name="LFO1" text:continue-numbering="true">
        <text:list-item>
          <text:p text:style-name="P20">Obtener el código de oficina y la ciudad donde hay oficinas.</text:p>
        </text:list-item>
        <text:list-item>
          <text:p text:style-name="P21">Sacar cuántos empleados hay en la compañía</text:p>
        </text:list-item>
        <text:list-item>
          <text:p text:style-name="P22">Sacar cuántos clientes tiene cada país</text:p>
        </text:list-item>
        <text:list-item>
          <text:p text:style-name="P23">Sacar cuál fue el pago medio en 2009 (PISTA: usar la función YEAR de MySql)</text:p>
        </text:list-item>
        <text:list-item>
          <text:p text:style-name="P24">Sacar cuántos pedidos están en cada estado ordenado descendentemente por el número de pedido</text:p>
        </text:list-item>
        <text:list-item>
          <text:p text:style-name="P25">Sacar el precio más caro y el más barato de los productos</text:p>
        </text:list-item>
        <text:list-item>
          <text:p text:style-name="P26">Obtener las gamas de productos que tengan más de 100 productos  (en la tabla productos)</text:p>
        </text:list-item>
        <text:list-item>
          <text:p text:style-name="P27">Obtener el precio medio de proveedor de PRODUCTOS agrupando por proveedor de los proveedores que no empiecen por M y visualizando sólo los que la media es mayor de 15. </text:p>
        </text:list-item>
      </text:list>
      <text:p text:style-name="P28"/>
      <text:p text:style-name="P29">Consultas variadas</text:p>
      <text:list text:style-name="LFO1" text:continue-numbering="true">
        <text:list-item>
          <text:p text:style-name="P30">Listado de los clientes indicando el nombre y cuántos pedidos han realizado</text:p>
        </text:list-item>
        <text:list-item>
          <text:p text:style-name="P31">Sacar un litado con los clientes y el total pagado por cada uno de ellos</text:p>
        </text:list-item>
        <text:list-item>
          <text:p text:style-name="P32">Nombre de los clientes que hayan hecho pedidos en 2008</text:p>
        </text:list-item>
        <text:list-item>
          <text:p text:style-name="P33">Listar el nombre de cliente y nombre y apellido de sus representantes de aquellos clientes que no hayan realizado pagos</text:p>
        </text:list-item>
        <text:list-item>
          <text:p text:style-name="P34">Sacar un listado de los clientes donde aparezca el nombre de su comercial y la ciudad donde está su oficina</text:p>
        </text:list-item>
        <text:list-item>
          <text:p text:style-name="P35">Sacar el nombre, apellidos, oficina y cargo de aquellos empleados que no sean representantes de ventas</text:p>
        </text:list-item>
        <text:list-item>
          <text:p text:style-name="P36">Sacar cuántos empleados tiene cada oficina, mostrando el nombre de la ciudad donde está la oficina</text:p>
        </text:list-item>
        <text:list-item>
          <text:p text:style-name="P37">Sacar el nombre, apellido, oficina(ciudad) y cargo del empleado que no represente a ningún cliente</text:p>
        </text:list-item>
        <text:list-item>
          <text:p text:style-name="P38">Sacar la media de unidades en stock de los productos agrupados por gamas</text:p>
        </text:list-item>
        <text:list-item>
          <text:p text:style-name="P39">Sacar un listado de los clientes que residen en la misma ciudad donde hay oficina, indicando dónde está la oficina</text:p>
        </text:list-item>
        <text:list-item>
          <text:p text:style-name="P40">Sacar los clientes que residan en ciudades donde no hay oficinas ordenado por la ciudad donde residen</text:p>
        </text:list-item>
        <text:list-item>
          <text:p text:style-name="P41">Sacar el número de clientes que tiene asignado cada representante de ventas</text:p>
        </text:list-item>
        <text:list-item>
          <text:p text:style-name="P42">Sacar el cliente que hizo el pago con mayor cuantía y el que hizo el pago con menor cuantía</text:p>
        </text:list-item>
        <text:list-item>
          <text:p text:style-name="P43">Sacar un listado con el precio total de cada pedido</text:p>
        </text:list-item>
        <text:list-item>
          <text:p text:style-name="P44">Sacar los clientes que hayan hecho pedidos en el 2008 por una cuantía superior a 2000 euros</text:p>
        </text:list-item>
        <text:list-item>
          <text:p text:style-name="P45">Sacar cuantos pedidos tiene cada cliente en cada estado</text:p>
        </text:list-item>
        <text:list-item>
          <text:p text:style-name="P46">Sacar los clientes que han pedido más de 200 unidades de cualquier producto</text:p>
        </text:list-item>
      </text:list>
      <text:p text:style-name="P47"/>
      <text:p text:style-name="P48">Subconsultas</text:p>
      <text:list text:style-name="LFO1" text:continue-numbering="true">
        <text:list-item>
          <text:p text:style-name="P49">Obtener el nombre de cliente con mayor límite de crédito</text:p>
        </text:list-item>
        <text:list-item>
          <text:p text:style-name="P50">Obtener el nombre, apellido1 y cargo de los empleados que no representen a ningún cliente</text:p>
        </text:list-item>
        <text:list-item>
          <text:p text:style-name="P51">Obtener el nombre del producto más caro</text:p>
        </text:list-item>
        <text:list-item>
          <text:p text:style-name="P52">Obtener el nombre del producto del que más unidades se hayan vendido en un mismo pedido</text:p>
        </text:list-item>
        <text:list-item>
          <text:p text:style-name="P53">Obtener los clientes cuya línea de crédito sea mayor que los pagos que haya realizado</text:p>
        </text:list-item>
        <text:list-item>
          <text:p text:style-name="P54">Sacar el producto que más unidades tiene en stock y el que menos unidades tiene en stock</text:p>
        </text:list-item>
      </text:list>
      <text:p text:style-name="P55"/>
      <text:p text:style-name="P56">Consultas Resumen</text:p>
      <text:list text:style-name="LFO1" text:continue-numbering="true">
        <text:list-item>
          <text:p text:style-name="P57">Obtener el código de oficina y la ciudad donde hay oficinas.</text:p>
        </text:list-item>
        <text:list-item>
          <text:p text:style-name="P58">Sacar cuántos empleados hay en la compañía</text:p>
        </text:list-item>
        <text:list-item>
          <text:p text:style-name="P59">Sacar cuántos clientes tiene cada país</text:p>
        </text:list-item>
        <text:list-item>
          <text:p text:style-name="P60">Sacar cuál fue el pago medio en 2009 (PISTA: usar la función YEAR de MySql)</text:p>
        </text:list-item>
        <text:list-item>
          <text:p text:style-name="P61">Sacar cuántos pedidos están en cada estado ordenado descendentemente por el número de pedido</text:p>
        </text:list-item>
        <text:list-item>
          <text:p text:style-name="P62">Sacar el precio más caro y el más barato de los productos</text:p>
        </text:list-item>
        <text:list-item>
          <text:p text:style-name="P63">Obtener las gamas de productos que tengan más de 100 productos (en la tabla productos)</text:p>
        </text:list-item>
        <text:list-item>
          <text:p text:style-name="P64">Obtener el precio medio de proveedor de PRODUCTOS agrupando por proveedor de los proveedores que no empiecen por M y visualizando sólo los que la media es mayor de 15.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I.E.S. Ramón del Valle Inclán<text:tab/><text:tab/>1ºDAM –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</meta:initial-creator>
    <dc:creator>Fran</dc:creator>
    <meta:creation-date>2021-03-12T08:35:00Z</meta:creation-date>
    <dc:date>2021-03-12T08:42:00Z</dc:date>
    <meta:template xlink:href="Normal.dotm" xlink:type="simple"/>
    <meta:editing-cycles>1</meta:editing-cycles>
    <meta:editing-duration>PT420S</meta:editing-duration>
    <meta:document-statistic meta:page-count="2" meta:paragraph-count="7" meta:word-count="607" meta:character-count="3944" meta:row-count="27" meta:non-whitespace-character-count="3344"/>
  </office:meta>
</office:document-meta>
</file>